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83.63mm"/>
    </style:style>
    <style:style style:name="co6" style:family="table-column">
      <style:table-column-properties fo:break-before="auto" style:column-width="28.28mm"/>
    </style:style>
    <style:style style:name="co3" style:family="table-column">
      <style:table-column-properties fo:break-before="auto" style:column-width="13.99mm"/>
    </style:style>
    <style:style style:name="co4" style:family="table-column">
      <style:table-column-properties fo:break-before="auto" style:column-width="142.42mm"/>
    </style:style>
    <style:style style:name="co5" style:family="table-column">
      <style:table-column-properties fo:break-before="auto" style:column-width="112.73mm"/>
    </style:style>
    <style:style style:name="co7" style:family="table-column">
      <style:table-column-properties fo:break-before="auto" style:column-width="157.67mm"/>
    </style:style>
    <style:style style:name="co9" style:family="table-column">
      <style:table-column-properties fo:break-before="auto" style:column-width="44.93mm"/>
    </style:style>
    <style:style style:name="co10" style:family="table-column">
      <style:table-column-properties fo:break-before="auto" style:column-width="22.58mm"/>
    </style:style>
    <style:style style:name="co11" style:family="table-column">
      <style:table-column-properties fo:break-before="auto" style:column-width="71.4mm"/>
    </style:style>
    <style:style style:name="co12" style:family="table-column">
      <style:table-column-properties fo:break-before="auto" style:column-width="71.68mm"/>
    </style:style>
    <style:style style:name="ro6" style:family="table-row">
      <style:table-row-properties style:row-height="10.53mm" fo:break-before="auto" style:use-optimal-row-height="true"/>
    </style:style>
    <style:style style:name="ro7" style:family="table-row">
      <style:table-row-properties style:row-height="6.12mm" fo:break-before="auto" style:use-optimal-row-height="true"/>
    </style:style>
    <style:style style:name="ro8" style:family="table-row">
      <style:table-row-properties style:row-height="35.52mm" fo:break-before="auto" style:use-optimal-row-height="true"/>
    </style:style>
    <style:style style:name="ro9" style:family="table-row">
      <style:table-row-properties style:row-height="25.52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ro11" style:family="table-row">
      <style:table-row-properties style:row-height="13.97mm" fo:break-before="auto" style:use-optimal-row-height="false"/>
    </style:style>
    <style:style style:name="ro12" style:family="table-row">
      <style:table-row-properties style:row-height="20.9mm" fo:break-before="auto" style:use-optimal-row-height="false"/>
    </style:style>
    <style:style style:name="ro13" style:family="table-row">
      <style:table-row-properties style:row-height="10.28mm" fo:break-before="auto" style:use-optimal-row-height="true"/>
    </style:style>
    <style:style style:name="ro14" style:family="table-row">
      <style:table-row-properties style:row-height="4.87mm" fo:break-before="auto" style:use-optimal-row-height="true"/>
    </style:style>
    <style:style style:name="ro15" style:family="table-row">
      <style:table-row-properties style:row-height="18.26mm" fo:break-before="auto" style:use-optimal-row-height="false"/>
    </style:style>
    <style:style style:name="ta2" style:family="table" style:master-page-name="PageStyle_5f_A_20_propos">
      <style:table-properties table:display="true" style:writing-mode="lr-tb"/>
    </style:style>
    <style:style style:name="ta3" style:family="table" style:master-page-name="PageStyle_5f_Diagnostic_20_flash">
      <style:table-properties table:display="true" style:writing-mode="lr-tb"/>
    </style:style>
    <style:style style:name="ta4" style:family="table" style:master-page-name="PageStyle_5f_Calcul">
      <style:table-properties table:display="true" style:writing-mode="lr-tb"/>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1" fo:font-size="14pt" style:font-size-asian="14pt" style:font-size-complex="14pt"/>
    </style:style>
    <style:style style:name="ce20" style:family="table-cell" style:parent-style-name="Default">
      <style:table-cell-properties fo:border-bottom="1.05pt double #000000" style:border-line-width-bottom="0.12mm 0.12mm 0.12mm" fo:background-color="#ffffff" style:text-align-source="fix" style:repeat-content="false" fo:wrap-option="wrap" fo:border-left="1.05pt double #000000" style:border-line-width-left="0.12mm 0.12mm 0.12mm" style:direction="ltr" fo:border-right="none" style:rotation-angle="0" style:rotation-align="none" style:shrink-to-fit="false" fo:border-top="1.05pt double #000000" style:border-line-width-top="0.12mm 0.12mm 0.12mm"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0.99pt solid #000000" fo:background-color="#ffffff"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99pt solid #000000" fo:background-color="#ffffff" style:text-align-source="fix" style:repeat-content="false" fo:wrap-option="wrap" fo:border-left="0.06pt solid #000000" style:direction="ltr" fo:border-right="none" style:rotation-angle="0" style:rotation-align="none" style:shrink-to-fit="false" fo:border-top="0.99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order-bottom="0.06pt solid #000000" fo:background-color="#ffffff" style:text-align-source="fix" style:repeat-content="false" fo:wrap-option="wrap" fo:border-left="0.06pt solid #000000" style:direction="ltr" fo:border-right="none" style:rotation-angle="0" style:rotation-align="none" style:shrink-to-fit="false" fo:border-top="0.99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order-bottom="1.05pt double #000000" style:border-line-width-bottom="0.12mm 0.12mm 0.12mm" fo:background-color="#ffffff" style:text-align-source="fix" style:repeat-content="false" fo:wrap-option="wrap" fo:border-left="1.05pt double #000000" style:border-line-width-left="0.12mm 0.12mm 0.12mm" style:direction="ltr" fo:border-right="none" style:rotation-angle="0" style:rotation-align="none" style:shrink-to-fit="false" fo:border-top="1.05pt double #000000" style:border-line-width-top="0.12mm 0.12mm 0.12mm"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27" style:family="table-cell" style:parent-style-name="Default">
      <style:table-cell-properties fo:border-bottom="1.05pt double #000000" style:border-line-width-bottom="0.12mm 0.12mm 0.12mm" fo:background-color="#ffffff" style:text-align-source="fix" style:repeat-content="false" fo:wrap-option="wrap" fo:border-left="none" style:direction="ltr" fo:border-right="none" style:rotation-angle="0" style:rotation-align="none" style:shrink-to-fit="false" fo:border-top="1.05pt double #000000" style:border-line-width-top="0.12mm 0.12mm 0.12mm"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1"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1.05pt double #000000" style:border-line-width-bottom="0.12mm 0.12mm 0.12mm" fo:background-color="#ffffff" style:text-align-source="fix" style:repeat-content="false" fo:wrap-option="wrap" fo:border-left="none" style:direction="ltr" fo:border-right="none" style:rotation-angle="0" style:rotation-align="none" style:shrink-to-fit="false" fo:border-top="1.05pt double #000000" style:border-line-width-top="0.12mm 0.12mm 0.12mm"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1" fo:font-size="12pt" fo:font-weight="bold" style:font-size-asian="12pt" style:font-weight-asian="bold" style:font-size-complex="12pt" style:font-weight-complex="bold"/>
    </style:style>
    <style:style style:name="ce33" style:family="table-cell" style:parent-style-name="Default">
      <style:table-cell-properties fo:border-bottom="1.05pt double #000000" style:border-line-width-bottom="0.12mm 0.12mm 0.12mm" fo:background-color="#ffffff" style:text-align-source="fix" style:repeat-content="false" fo:wrap-option="wrap" fo:border-left="none" style:direction="ltr" fo:border-right="none" style:rotation-angle="0" style:rotation-align="none" style:shrink-to-fit="false" fo:border-top="1.05pt double #000000" style:border-line-width-top="0.12mm 0.12mm 0.12mm"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order-bottom="1.05pt double #000000" style:border-line-width-bottom="0.12mm 0.12mm 0.12mm" fo:background-color="#ffffff" style:text-align-source="fix" style:repeat-content="false" fo:wrap-option="wrap" fo:border-left="none" style:direction="ltr" fo:border-right="1.05pt double #000000" style:border-line-width-right="0.12mm 0.12mm 0.12mm" style:rotation-angle="0" style:rotation-align="none" style:shrink-to-fit="false" fo:border-top="1.05pt double #000000" style:border-line-width-top="0.12mm 0.12mm 0.12mm" style:vertical-align="middle" loext:vertical-justify="auto"/>
      <style:paragraph-properties fo:text-align="end"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text-align-source="fix" style:repeat-content="false" fo:wrap-option="wrap" fo:border="1.05pt double #000000" style:border-line-width="0.12mm 0.12mm 0.12mm"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ackground-color="#ffffff" style:text-align-source="fix" style:repeat-content="false" fo:wrap-option="no-wrap" fo:border="1.05pt double #000000" style:border-line-width="0.12mm 0.12mm 0.12mm"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9" style:family="table-cell" style:parent-style-name="Default">
      <style:table-cell-properties fo:border-bottom="1.05pt double #000000" style:border-line-width-bottom="0.12mm 0.12mm 0.12mm" fo:background-color="#ffffff" style:text-align-source="fix" style:repeat-content="false" fo:wrap-option="no-wrap" fo:border-left="none" style:direction="ltr" fo:border-right="1.05pt double #000000" style:border-line-width-right="0.12mm 0.12mm 0.12mm" style:rotation-angle="0" style:rotation-align="none" style:shrink-to-fit="false" fo:border-top="1.05pt double #000000" style:border-line-width-top="0.12mm 0.12mm 0.12mm" style:vertical-align="middle" loext:vertical-justify="auto"/>
      <style:paragraph-properties fo:text-align="end"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1" fo:font-size="16pt" style:font-size-asian="16pt" style:font-size-complex="16pt"/>
    </style:style>
    <style:style style:name="ce44" style:family="table-cell" style:parent-style-name="Default">
      <style:text-properties style:font-name="Calibri1" fo:font-size="16pt" style:font-size-asian="16pt" style:font-size-complex="16pt"/>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text-properties style:font-name="Calibri1"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0">
      <style:table-cell-properties fo:background-color="transparent"/>
    </style:style>
    <style:style style:name="ce53" style:family="table-cell" style:parent-style-name="Default">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0"/>
    <style:style style:name="gr1" style:family="graphic">
      <style:graphic-properties draw:marker-start="Arrowheads_20_1" draw:marker-start-width="2mm" draw:marker-start-center="false" draw:fill="solid" draw:fill-color="#ffffc0" draw:auto-grow-height="true" draw:auto-grow-width="false" fo:min-height="46.43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59.65mm" fo:padding-top="1mm" fo:padding-bottom="1mm" fo:padding-left="1mm" fo:padding-right="1mm" draw:shadow="hidden" draw:shadow-offset-x="1mm" draw:shadow-offset-y="1m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center" style:text-autospace="none" style:line-break="normal" style:writing-mode="page"/>
      <style:text-properties fo:hyphenate="false"/>
    </style:style>
    <style:style style:name="P3"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fo:font-family="Arial"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Arial"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3">
        <office:forms form:automatic-focus="false" form:apply-design-mode="false"/>
        <table:table-column table:style-name="co3" table:default-cell-style-name="ce26"/>
        <table:table-column table:style-name="co4" table:default-cell-style-name="ce32"/>
        <table:table-column table:style-name="co5" table:visibility="collapse" table:default-cell-style-name="Default"/>
        <table:table-column table:style-name="co7" table:default-cell-style-name="Default"/>
        <table:table-column table:style-name="co9" table:default-cell-style-name="Default"/>
        <table:table-column table:style-name="co6" table:number-columns-repeated="1018" table:default-cell-style-name="Default"/>
        <table:table-column table:style-name="co10" table:default-cell-style-name="Default"/>
        <table:table-row table:style-name="ro11">
          <table:table-cell table:style-name="ce20" office:value-type="string" calcext:value-type="string">
            <text:p>N°</text:p>
          </table:table-cell>
          <table:table-cell table:style-name="ce27" office:value-type="string" calcext:value-type="string">
            <text:p>Critères</text:p>
          </table:table-cell>
          <table:table-cell table:style-name="ce33" office:value-type="string" calcext:value-type="string">
            <text:p>Pourquoi</text:p>
          </table:table-cell>
          <table:table-cell table:style-name="ce33" office:value-type="string" calcext:value-type="string">
            <office:annotation office:display="true" draw:style-name="gr1" draw:text-style-name="P3" svg:width="123.24mm" svg:height="48.43mm" svg:x="372.12mm" svg:y="86.19mm" draw:caption-point-x="-58.15mm" draw:caption-point-y="-86.09mm">
              <dc:date>2021-03-10T00:00:00</dc:date>
              <text:p text:style-name="P1"><text:span text:style-name="T1">Le diagnostic se fait sur un échantillon de pages incluant au minimum :</text:span></text:p>
              <text:p text:style-name="P1"><text:span text:style-name="T1"/></text:p>
              <text:p text:style-name="P1"><text:span text:style-name="T1">- la page d’accueil</text:span></text:p>
              <text:p text:style-name="P1"><text:span text:style-name="T1">- une page de formulaire si elle existe</text:span></text:p>
              <text:p text:style-name="P1"><text:span text:style-name="T1">- une page avec des fichiers en téléchargement si elle existe</text:span></text:p>
              <text:p text:style-name="P1"><text:span text:style-name="T1">- une page de contenu, la plus riche possible (préférer la présence d’images, d’infographies, de vidéos, de titres et sous-titres plutôt qu’une page de texte seul)</text:span></text:p>
              <text:p text:style-name="P2"><text:span text:style-name="T1"/></text:p>
              <text:p text:style-name="P1"><text:span text:style-name="T1">La mention [a11é] indique que le critère est présent dans le Référentiel général d’amélioration de l’accessibilité (RGAA).</text:span></text:p>
            </office:annotation>
            <text:p>Contrôle</text:p>
          </table:table-cell>
          <table:table-cell table:style-name="ce36" office:value-type="string" calcext:value-type="string">
            <office:annotation office:display="true" draw:style-name="gr2" draw:text-style-name="P5" svg:width="77.28mm" svg:height="61.65mm" svg:x="371.59mm" svg:y="16.43mm" draw:caption-point-x="-12.69mm" draw:caption-point-y="-16.33mm">
              <dc:date>2021-03-10T00:00:00</dc:date>
              <text:p text:style-name="P4"><text:span text:style-name="T2">🤩 </text:span><text:span text:style-name="T2">[C'est bon] Le critère est parfaitement rempli.</text:span></text:p>
              <text:p text:style-name="P4"><text:span text:style-name="T2"/></text:p>
              <text:p text:style-name="P4"><text:span text:style-name="T2">🤔 </text:span><text:span text:style-name="T2">[C'est presque bon] Le critère n'est pas totalement rempli, mais dans l'ensemble il est plutôt respecté même s'il reste quelques aspects à corriger.</text:span></text:p>
              <text:p text:style-name="P4"><text:span text:style-name="T2"/></text:p>
              <text:p text:style-name="P4"><text:span text:style-name="T2">😤 </text:span><text:span text:style-name="T2">[C'est moins que presque bon] Le critère n'est pas rempli et si, ça et là, des choses conviennent, c'est un peu par hasard.</text:span></text:p>
              <text:p text:style-name="P4"><text:span text:style-name="T2"/></text:p>
              <text:p text:style-name="P4"><text:span text:style-name="T2">✖ </text:span><text:span text:style-name="T2">Le site ou la démarche n'est pas concerné par le critère.</text:span></text:p>
            </office:annotation>
            <text:p>Résultat du contrôle</text:p>
          </table:table-cell>
          <table:table-cell table:style-name="ce13" table:number-columns-repeated="19"/>
          <table:table-cell table:style-name="ce42" table:number-columns-repeated="1000"/>
        </table:table-row>
        <table:table-row table:style-name="ro12">
          <table:table-cell table:style-name="ce21"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4" office:value-type="string" calcext:value-type="string">
            <text:p>Sur l’échantillon, tester les différents formats d’écran avec un smartphone ou en modifiant la taille de la fenêtre sur ordinateur.</text:p>
          </table:table-cell>
          <table:table-cell table:style-name="ce37" table:content-validation-name="val1"/>
          <table:table-cell table:number-columns-repeated="1019"/>
        </table:table-row>
        <table:table-row table:style-name="ro12">
          <table:table-cell table:style-name="ce22"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4"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7" table:content-validation-name="val1"/>
          <table:table-cell table:number-columns-repeated="1019"/>
        </table:table-row>
        <table:table-row table:style-name="ro12">
          <table:table-cell table:style-name="ce22" office:value-type="float" office:value="3" calcext:value-type="float">
            <text:p>3</text:p>
          </table:table-cell>
          <table:table-cell table:style-name="ce29" office:value-type="string" calcext:value-type="string">
            <text:p>Lorsqu’il effectue une démarche en ligne, l’usager sait à quel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4"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7" table:content-validation-name="val1"/>
          <table:table-cell table:number-columns-repeated="1019"/>
        </table:table-row>
        <table:table-row table:style-name="ro12">
          <table:table-cell table:style-name="ce22"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4"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7" table:content-validation-name="val1"/>
          <table:table-cell table:number-columns-repeated="1019"/>
        </table:table-row>
        <table:table-row table:style-name="ro12">
          <table:table-cell table:style-name="ce22" office:value-type="string" calcext:value-type="string">
            <text:p>5 [a11é]</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4" office:value-type="string"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text:a xlink:href="https://design.numerique.gouv.fr/voilàvoilà" xlink:type="simple">https://design.numerique.gouv.fr/voilàvoilà</text:a>).</text:p>
          </table:table-cell>
          <table:table-cell table:style-name="ce37" table:content-validation-name="val1"/>
          <table:table-cell table:number-columns-repeated="1019"/>
        </table:table-row>
        <table:table-row table:style-name="ro12">
          <table:table-cell table:style-name="ce22"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4" office:value-type="string"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37" table:content-validation-name="val1"/>
          <table:table-cell table:number-columns-repeated="1019"/>
        </table:table-row>
        <table:table-row table:style-name="ro12">
          <table:table-cell table:style-name="ce22"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4"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7" table:content-validation-name="val1"/>
          <table:table-cell table:number-columns-repeated="1019"/>
        </table:table-row>
        <table:table-row table:style-name="ro12">
          <table:table-cell table:style-name="ce22"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4"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7" table:content-validation-name="val1"/>
          <table:table-cell table:number-columns-repeated="1019"/>
        </table:table-row>
        <table:table-row table:style-name="ro12">
          <table:table-cell table:style-name="ce22"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4"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s dans l’image et non leur description factuelle.</text:p>
          </table:table-cell>
          <table:table-cell table:style-name="ce37" table:content-validation-name="val1"/>
          <table:table-cell table:number-columns-repeated="1019"/>
        </table:table-row>
        <table:table-row table:style-name="ro12">
          <table:table-cell table:style-name="ce22" office:value-type="string" calcext:value-type="string">
            <text:p>10 [a11é]</text:p>
          </table:table-cell>
          <table:table-cell table:style-name="ce28" office:value-type="string" calcext:value-type="string">
            <text:p>La langue principal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4"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7" table:content-validation-name="val1"/>
          <table:table-cell table:number-columns-repeated="1019"/>
        </table:table-row>
        <table:table-row table:style-name="ro12">
          <table:table-cell table:style-name="ce22"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4"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t-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7" table:content-validation-name="val1"/>
          <table:table-cell table:number-columns-repeated="1019"/>
        </table:table-row>
        <table:table-row table:style-name="ro12">
          <table:table-cell table:style-name="ce22"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4" office:value-type="string"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37" table:content-validation-name="val1"/>
          <table:table-cell table:number-columns-repeated="1019"/>
        </table:table-row>
        <table:table-row table:style-name="ro12">
          <table:table-cell table:style-name="ce22"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34"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7" table:content-validation-name="val1"/>
          <table:table-cell table:number-columns-repeated="1019"/>
        </table:table-row>
        <table:table-row table:style-name="ro12">
          <table:table-cell table:style-name="ce22"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4"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3">- </text:span><text:span text:style-name="T3"><text:a xlink:href="https://www.gouvernement.fr/charte/charte-graphique-les-fondamentaux/le-systeme-graphique" xlink:type="simple">Le système graphique</text:a></text:span> </text:p>
          </table:table-cell>
          <table:table-cell table:style-name="ce37" table:content-validation-name="val1"/>
          <table:table-cell table:number-columns-repeated="1019"/>
        </table:table-row>
        <table:table-row table:style-name="ro12">
          <table:table-cell table:style-name="ce22"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 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4" office:value-type="string" calcext:value-type="string">
            <text:p>Sur l’échantillon, contrôler que les contrastes sont respecté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7" table:content-validation-name="val1"/>
          <table:table-cell table:number-columns-repeated="1019"/>
        </table:table-row>
        <table:table-row table:style-name="ro12">
          <table:table-cell table:style-name="ce22"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4" office:value-type="string"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7" table:content-validation-name="val1"/>
          <table:table-cell table:number-columns-repeated="1019"/>
        </table:table-row>
        <table:table-row table:style-name="ro12">
          <table:table-cell table:style-name="ce22"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4"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7" table:content-validation-name="val1"/>
          <table:table-cell table:number-columns-repeated="1019"/>
        </table:table-row>
        <table:table-row table:style-name="ro12">
          <table:table-cell table:style-name="ce22"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4" office:value-type="string" calcext:value-type="string">
            <text:p>Sur l’ensemble de l’échantillon, vérifier que seuls les liens sont soulignés.</text:p>
          </table:table-cell>
          <table:table-cell table:style-name="ce37" table:content-validation-name="val1"/>
          <table:table-cell table:number-columns-repeated="1019"/>
        </table:table-row>
        <table:table-row table:style-name="ro12">
          <table:table-cell table:style-name="ce22"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4"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7" table:content-validation-name="val1"/>
          <table:table-cell table:number-columns-repeated="1019"/>
        </table:table-row>
        <table:table-row table:style-name="ro12">
          <table:table-cell table:style-name="ce22"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4" office:value-type="string" calcext:value-type="string">
            <text:p>Si une identification est requise, contrôler qu’il est proposé à l’usager de s’authentifier via FranceConnect.</text:p>
          </table:table-cell>
          <table:table-cell table:style-name="ce37" table:content-validation-name="val1"/>
          <table:table-cell table:number-columns-repeated="1019"/>
        </table:table-row>
        <table:table-row table:style-name="ro12">
          <table:table-cell table:style-name="ce22"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4"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7" table:content-validation-name="val1"/>
          <table:table-cell table:number-columns-repeated="1019"/>
        </table:table-row>
        <table:table-row table:style-name="ro12">
          <table:table-cell table:style-name="ce22"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4" office:value-type="string" calcext:value-type="string">
            <text:p><text:span text:style-name="T3">Contrôler que l</text:span>es démarches en ligne sont <text:a xlink:href="https://www.service-public.fr/P10015" xlink:type="simple">référencées sur service-public.fr</text:a>.</text:p>
          </table:table-cell>
          <table:table-cell table:style-name="ce37" table:content-validation-name="val1"/>
          <table:table-cell table:number-columns-repeated="1019"/>
        </table:table-row>
        <table:table-row table:style-name="ro12">
          <table:table-cell table:style-name="ce22"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4" office:value-type="string" calcext:value-type="string">
            <text:p>Contrôler que les principaux moteurs (Google, Bing, Qwant) restituent bien le site dans les résultats lorsque l’on recherche le service (ie.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7" table:content-validation-name="val1"/>
          <table:table-cell table:number-columns-repeated="1019"/>
        </table:table-row>
        <table:table-row table:style-name="ro12">
          <table:table-cell table:style-name="ce22"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4"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7" table:content-validation-name="val1"/>
          <table:table-cell table:number-columns-repeated="1019"/>
        </table:table-row>
        <table:table-row table:style-name="ro12">
          <table:table-cell table:style-name="ce22"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4"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7" table:content-validation-name="val1"/>
          <table:table-cell table:number-columns-repeated="1019"/>
        </table:table-row>
        <table:table-row table:style-name="ro12">
          <table:table-cell table:style-name="ce2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4"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7" table:content-validation-name="val1"/>
          <table:table-cell table:number-columns-repeated="1019"/>
        </table:table-row>
        <table:table-row table:style-name="ro12">
          <table:table-cell table:style-name="ce24"/>
          <table:table-cell table:style-name="ce30" office:value-type="string" calcext:value-type="string">
            <text:p>Résultat</text:p>
          </table:table-cell>
          <table:table-cell table:style-name="ce45" table:formula="of:=[Calcul.F30]" office:value-type="string" office:string-value="Il faut finir le diag pour que le résultat s'affiche... 🙄" calcext:value-type="string" table:number-columns-spanned="3" table:number-rows-spanned="1">
            <text:p>Il faut finir le diag pour que le résultat s'affiche... 🙄</text:p>
          </table:table-cell>
          <table:covered-table-cell table:style-name="ce30"/>
          <table:covered-table-cell table:style-name="ce49"/>
          <table:table-cell table:style-name="ce41" table:number-columns-repeated="19"/>
          <table:table-cell table:style-name="ce43" table:number-columns-repeated="999"/>
          <table:table-cell table:style-name="ce44"/>
        </table:table-row>
        <table:table-row table:style-name="ro13"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4" table:number-rows-repeated="1047578">
          <table:table-cell table:number-columns-repeated="1024"/>
        </table:table-row>
        <table:table-row table:style-name="ro5" table:number-rows-repeated="3">
          <table:table-cell table:number-columns-repeated="1024"/>
        </table:table-row>
        <table:table-row table:style-name="ro5">
          <table:table-cell table:number-columns-repeated="1024"/>
        </table:table-row>
      </table:table>
      <table:table table:name="A propos" table:style-name="ta2">
        <office:forms form:automatic-focus="false" form:apply-design-mode="false"/>
        <table:table-column table:style-name="co8" table:default-cell-style-name="ce64"/>
        <table:table-column table:style-name="co6" table:number-columns-repeated="63" table:default-cell-style-name="Default"/>
        <table:table-row table:style-name="ro6">
          <table:table-cell table:style-name="ce63"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7">
          <table:table-cell table:style-name="ce63"/>
          <table:table-cell table:number-columns-repeated="63"/>
        </table:table-row>
        <table:table-row table:style-name="ro8">
          <table:table-cell table:style-name="ce63" office:value-type="string" calcext:value-type="string">
            <text:p>Le diagnostic se fait sur un échantillon de pages incluant au minimum :</text:p>
            <text:p/>
            <text:p>- la page d’accueil</text:p>
            <text:p>- une page de formulaire si elle existe</text:p>
            <text:p>- une page avec des fichiers en téléchargement si elle existe</text:p>
            <text:p>- une page de contenu, la plus riche possible (préférer la présence d’images, d’infographies, de vidéos, de titres et sous-titres plutôt qu’une page de texte seul)</text:p>
          </table:table-cell>
          <table:table-cell table:number-columns-repeated="63"/>
        </table:table-row>
        <table:table-row table:style-name="ro7">
          <table:table-cell table:style-name="ce63"/>
          <table:table-cell table:number-columns-repeated="63"/>
        </table:table-row>
        <table:table-row table:style-name="ro9">
          <table:table-cell table:style-name="ce63"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7" table:number-rows-repeated="992">
          <table:table-cell table:style-name="ce63"/>
          <table:table-cell table:number-columns-repeated="63"/>
        </table:table-row>
        <table:table-row table:style-name="ro4" table:number-rows-repeated="1047577">
          <table:table-cell table:number-columns-repeated="64"/>
        </table:table-row>
        <table:table-row table:style-name="ro5">
          <table:table-cell table:number-columns-repeated="64"/>
        </table:table-row>
        <table:table-row table:style-name="ro5">
          <table:table-cell table:number-columns-repeated="64"/>
        </table:table-row>
      </table:table>
      <table:table table:name="Calcul" table:style-name="ta4">
        <office:forms form:automatic-focus="false" form:apply-design-mode="false"/>
        <table:table-column table:style-name="co3" table:default-cell-style-name="Default"/>
        <table:table-column table:style-name="co11" table:default-cell-style-name="Default"/>
        <table:table-column table:style-name="co12" table:number-columns-repeated="2" table:default-cell-style-name="Default"/>
        <table:table-column table:style-name="co6" table:number-columns-repeated="60" table:default-cell-style-name="Default"/>
        <table:table-row table:style-name="ro14">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5">
          <table:table-cell table:style-name="ce15" table:formula="of:=[$'Diagnostic flash'.A2]" office:value-type="string" office:string-value="1 [a11é]" calcext:value-type="string">
            <text:p>1 [a11é]</text:p>
          </table:table-cell>
          <table:table-cell table:style-name="ce15" table:formula="of:=[$'Diagnostic flash'.B2]" office:value-type="string" office:string-value="Le site est optimisé pour toutes les tailles d’écran" calcext:value-type="string">
            <text:p>Le site est optimisé pour toutes les tailles d’écran</text:p>
          </table:table-cell>
          <table:table-cell table:style-name="ce15" table:formula="of:=[$'Diagnostic flash'.C2]"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2]"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2]" office:value-type="float" office:value="0" calcext:value-type="float">
            <text:p>0</text:p>
          </table:table-cell>
          <table:table-cell table:style-name="ce19" table:formula="of:=IF(ISBLANK([.E2]);&quot;&quot;;IF([.E2]=&quot;🤩&quot;;1;IF([.E2]=&quot;🤔&quot;;0.5;IF([.E2]=&quot;😤&quot;;0;&quot;&quot;))))">
            <text:p/>
          </table:table-cell>
          <table:table-cell table:style-name="ce51" table:formula="of:=[.F2]">
            <text:p/>
          </table:table-cell>
          <table:table-cell table:formula="of:=IF([.E2]=0;&quot;&quot;;1)">
            <text:p/>
          </table:table-cell>
          <table:table-cell table:formula="of:=IF([.E2]=0;&quot;&quot;;1)">
            <text:p/>
          </table:table-cell>
          <table:table-cell table:number-columns-repeated="55"/>
        </table:table-row>
        <table:table-row table:style-name="ro15">
          <table:table-cell table:style-name="ce15" table:formula="of:=[$'Diagnostic flash'.A3]" office:value-type="float" office:value="2" calcext:value-type="float">
            <text:p>2</text:p>
          </table:table-cell>
          <table:table-cell table:style-name="ce15" table:formula="of:=[$'Diagnostic flash'.B3]"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3]"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3]"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3]" office:value-type="float" office:value="0" calcext:value-type="float">
            <text:p>0</text:p>
          </table:table-cell>
          <table:table-cell table:style-name="ce15" table:formula="of:=IF(ISBLANK([.E3]);&quot;&quot;;IF([.E3]=&quot;🤩&quot;;1;IF([.E3]=&quot;🤔&quot;;0.5;IF([.E3]=&quot;😤&quot;;0;&quot;&quot;))))">
            <text:p/>
          </table:table-cell>
          <table:table-cell table:style-name="ce52" table:formula="of:=[.F5]">
            <text:p/>
          </table:table-cell>
          <table:table-cell table:formula="of:=IF([.E3]=0;&quot;&quot;;1)">
            <text:p/>
          </table:table-cell>
          <table:table-cell table:formula="of:=IF([.E5]=0;&quot;&quot;;1)">
            <text:p/>
          </table:table-cell>
          <table:table-cell table:number-columns-repeated="55"/>
        </table:table-row>
        <table:table-row table:style-name="ro15">
          <table:table-cell table:style-name="ce15" table:formula="of:=[$'Diagnostic flash'.A4]" office:value-type="float" office:value="3" calcext:value-type="float">
            <text:p>3</text:p>
          </table:table-cell>
          <table:table-cell table:style-name="ce15" table:formula="of:=[$'Diagnostic flash'.B4]" office:value-type="string" office:string-value="Lorsqu’il effectue une démarche en ligne, l’usager sait à quel étape il en est et peut revenir à une étape précédente" calcext:value-type="string">
            <text:p>Lorsqu’il effectue une démarche en ligne, l’usager sait à quel étape il en est et peut revenir à une étape précédente</text:p>
          </table:table-cell>
          <table:table-cell table:style-name="ce15" table:formula="of:=[$'Diagnostic flash'.C4]"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4]"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4]" office:value-type="float" office:value="0" calcext:value-type="float">
            <text:p>0</text:p>
          </table:table-cell>
          <table:table-cell table:style-name="ce15" table:formula="of:=IF(ISBLANK([.E4]);&quot;&quot;;IF([.E4]=&quot;🤩&quot;;1;IF([.E4]=&quot;🤔&quot;;0.5;IF([.E4]=&quot;😤&quot;;0;&quot;&quot;))))">
            <text:p/>
          </table:table-cell>
          <table:table-cell table:style-name="ce52" table:formula="of:=[.F8]">
            <text:p/>
          </table:table-cell>
          <table:table-cell table:formula="of:=IF([.E4]=0;&quot;&quot;;1)">
            <text:p/>
          </table:table-cell>
          <table:table-cell table:formula="of:=IF([.E8]=0;&quot;&quot;;1)">
            <text:p/>
          </table:table-cell>
          <table:table-cell table:number-columns-repeated="55"/>
        </table:table-row>
        <table:table-row table:style-name="ro15">
          <table:table-cell table:style-name="ce15" table:formula="of:=[$'Diagnostic flash'.A5]" office:value-type="string" office:string-value="4 [a11é]" calcext:value-type="string">
            <text:p>4 [a11é]</text:p>
          </table:table-cell>
          <table:table-cell table:style-name="ce15" table:formula="of:=[$'Diagnostic flash'.B5]"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5]"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5]"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5]" office:value-type="float" office:value="0" calcext:value-type="float">
            <text:p>0</text:p>
          </table:table-cell>
          <table:table-cell table:style-name="ce19" table:formula="of:=IF(ISBLANK([.E5]);&quot;&quot;;IF([.E5]=&quot;🤩&quot;;1;IF([.E5]=&quot;🤔&quot;;0.5;IF([.E5]=&quot;😤&quot;;0;&quot;&quot;))))">
            <text:p/>
          </table:table-cell>
          <table:table-cell table:style-name="ce51" table:formula="of:=[.F9]">
            <text:p/>
          </table:table-cell>
          <table:table-cell table:style-name="ce72" table:formula="of:=IF([.E5]=0;&quot;&quot;;1)">
            <text:p/>
          </table:table-cell>
          <table:table-cell table:formula="of:=IF([.E9]=0;&quot;&quot;;1)">
            <text:p/>
          </table:table-cell>
          <table:table-cell table:number-columns-repeated="55"/>
        </table:table-row>
        <table:table-row table:style-name="ro15">
          <table:table-cell table:style-name="ce15" table:formula="of:=[$'Diagnostic flash'.A6]" office:value-type="string" office:string-value="5 [a11é]" calcext:value-type="string">
            <text:p>5 [a11é]</text:p>
          </table:table-cell>
          <table:table-cell table:style-name="ce15" table:formula="of:=[$'Diagnostic flash'.B6]"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6]"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6]" office:value-type="string" office:string-value="Sur l’échantillon, contrôler que :&#10;&#10;- Il est possible de revenir à la page d’accueil depuis toutes les pages, par exemple via le fil d’Ariane ou le bandeau d’entête.&#10;- Chaque page affiche un fil d’Ariane représentant la position de la page dans l’arborescence du site. Sauf cas particulier, le fil d’Ariane doit se trouver immédiatement avant le contenu principal.&#10;- La page d’erreur 404 permet la reprise de la navigation : pour tester, taper une extension inexistante de l’URL après &quot;/&quot; (par exemple https://design.numerique.gouv.fr/voilàvoilà)."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https://design.numerique.gouv.fr/voilàvoilà).</text:p>
          </table:table-cell>
          <table:table-cell table:style-name="ce15" table:formula="of:=[$'Diagnostic flash'.E6]" office:value-type="float" office:value="0" calcext:value-type="float">
            <text:p>0</text:p>
          </table:table-cell>
          <table:table-cell table:style-name="ce15" table:formula="of:=IF(ISBLANK([.E6]);&quot;&quot;;IF([.E6]=&quot;🤩&quot;;1;IF([.E6]=&quot;🤔&quot;;0.5;IF([.E6]=&quot;😤&quot;;0;&quot;&quot;))))">
            <text:p/>
          </table:table-cell>
          <table:table-cell table:style-name="ce52" table:formula="of:=[.F10]">
            <text:p/>
          </table:table-cell>
          <table:table-cell table:style-name="ce72" table:formula="of:=IF([.E6]=0;&quot;&quot;;1)">
            <text:p/>
          </table:table-cell>
          <table:table-cell table:formula="of:=IF([.E10]=0;&quot;&quot;;1)">
            <text:p/>
          </table:table-cell>
          <table:table-cell table:number-columns-repeated="55"/>
        </table:table-row>
        <table:table-row table:style-name="ro15">
          <table:table-cell table:style-name="ce15" table:formula="of:=[$'Diagnostic flash'.A7]" office:value-type="float" office:value="6" calcext:value-type="float">
            <text:p>6</text:p>
          </table:table-cell>
          <table:table-cell table:style-name="ce15" table:formula="of:=[$'Diagnostic flash'.B7]"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7]"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7]" office:value-type="string" office:string-value="Dans le menu du navigateur, choisir l’aperçu avant impression et contrôler que :&#10;&#10;- Les éléments inutiles dans une version papier ont bien disparu (notamment les menus ou autre bloc de navigation)&#10;- Il n’existe pas de gros aplats de couleur.e"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15" table:formula="of:=[$'Diagnostic flash'.E7]" office:value-type="float" office:value="0" calcext:value-type="float">
            <text:p>0</text:p>
          </table:table-cell>
          <table:table-cell table:style-name="ce15" table:formula="of:=IF(ISBLANK([.E7]);&quot;&quot;;IF([.E7]=&quot;🤩&quot;;1;IF([.E7]=&quot;🤔&quot;;0.5;IF([.E7]=&quot;😤&quot;;0;&quot;&quot;))))">
            <text:p/>
          </table:table-cell>
          <table:table-cell table:style-name="ce52" table:formula="of:=[.F11]">
            <text:p/>
          </table:table-cell>
          <table:table-cell table:style-name="ce72" table:formula="of:=IF([.E7]=0;&quot;&quot;;1)">
            <text:p/>
          </table:table-cell>
          <table:table-cell table:formula="of:=IF([.E11]=0;&quot;&quot;;1)">
            <text:p/>
          </table:table-cell>
          <table:table-cell table:number-columns-repeated="55"/>
        </table:table-row>
        <table:table-row table:style-name="ro15">
          <table:table-cell table:style-name="ce15" table:formula="of:=[$'Diagnostic flash'.A8]" office:value-type="string" office:string-value="7 [a11é]" calcext:value-type="string">
            <text:p>7 [a11é]</text:p>
          </table:table-cell>
          <table:table-cell table:style-name="ce15" table:formula="of:=[$'Diagnostic flash'.B8]" office:value-type="string" office:string-value="Le site a fait l’objet d’un audit de conformité RGAA" calcext:value-type="string">
            <text:p>Le site a fait l’objet d’un audit de conformité RGAA</text:p>
          </table:table-cell>
          <table:table-cell table:style-name="ce15" table:formula="of:=[$'Diagnostic flash'.C8]"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8]"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8]" office:value-type="float" office:value="0" calcext:value-type="float">
            <text:p>0</text:p>
          </table:table-cell>
          <table:table-cell table:style-name="ce19" table:formula="of:=IF(ISBLANK([.E8]);&quot;&quot;;IF([.E8]=&quot;🤩&quot;;1;IF([.E8]=&quot;🤔&quot;;0.5;IF([.E8]=&quot;😤&quot;;0;&quot;&quot;))))">
            <text:p/>
          </table:table-cell>
          <table:table-cell table:style-name="ce51" table:formula="of:=[.F13]">
            <text:p/>
          </table:table-cell>
          <table:table-cell table:style-name="ce72" table:formula="of:=IF([.E8]=0;&quot;&quot;;1)">
            <text:p/>
          </table:table-cell>
          <table:table-cell table:formula="of:=IF([.E13]=0;&quot;&quot;;1)">
            <text:p/>
          </table:table-cell>
          <table:table-cell table:number-columns-repeated="55"/>
        </table:table-row>
        <table:table-row table:style-name="ro15">
          <table:table-cell table:style-name="ce15" table:formula="of:=[$'Diagnostic flash'.A9]" office:value-type="string" office:string-value="8 [a11é]" calcext:value-type="string">
            <text:p>8 [a11é]</text:p>
          </table:table-cell>
          <table:table-cell table:style-name="ce15" table:formula="of:=[$'Diagnostic flash'.B9]" office:value-type="string" office:string-value="Aucune information n’est véhiculée que par la couleur" calcext:value-type="string">
            <text:p>Aucune information n’est véhiculée que par la couleur</text:p>
          </table:table-cell>
          <table:table-cell table:style-name="ce15" table:formula="of:=[$'Diagnostic flash'.C9]"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9]"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9]" office:value-type="float" office:value="0" calcext:value-type="float">
            <text:p>0</text:p>
          </table:table-cell>
          <table:table-cell table:style-name="ce19" table:formula="of:=IF(ISBLANK([.E9]);&quot;&quot;;IF([.E9]=&quot;🤩&quot;;1;IF([.E9]=&quot;🤔&quot;;0.5;IF([.E9]=&quot;😤&quot;;0;&quot;&quot;))))">
            <text:p/>
          </table:table-cell>
          <table:table-cell table:style-name="ce52" table:formula="of:=[.F14]">
            <text:p/>
          </table:table-cell>
          <table:table-cell table:style-name="ce72" table:formula="of:=IF([.E9]=0;&quot;&quot;;1)">
            <text:p/>
          </table:table-cell>
          <table:table-cell table:formula="of:=IF([.E14]=0;&quot;&quot;;1)">
            <text:p/>
          </table:table-cell>
          <table:table-cell table:number-columns-repeated="55"/>
        </table:table-row>
        <table:table-row table:style-name="ro15">
          <table:table-cell table:style-name="ce15" table:formula="of:=[$'Diagnostic flash'.A10]" office:value-type="string" office:string-value="9 [a11é]" calcext:value-type="string">
            <text:p>9 [a11é]</text:p>
          </table:table-cell>
          <table:table-cell table:style-name="ce15" table:formula="of:=[$'Diagnostic flash'.B10]"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0]"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0]"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s dans l’image et non leur description factuelle.</text:p>
          </table:table-cell>
          <table:table-cell table:style-name="ce15" table:formula="of:=[$'Diagnostic flash'.E10]" office:value-type="float" office:value="0" calcext:value-type="float">
            <text:p>0</text:p>
          </table:table-cell>
          <table:table-cell table:style-name="ce19" table:formula="of:=IF(ISBLANK([.E10]);&quot;&quot;;IF([.E10]=&quot;🤩&quot;;1;IF([.E10]=&quot;🤔&quot;;0.5;IF([.E10]=&quot;😤&quot;;0;&quot;&quot;))))">
            <text:p/>
          </table:table-cell>
          <table:table-cell table:style-name="ce51" table:formula="of:=[.F16]">
            <text:p/>
          </table:table-cell>
          <table:table-cell table:style-name="ce72" table:formula="of:=IF([.E10]=0;&quot;&quot;;1)">
            <text:p/>
          </table:table-cell>
          <table:table-cell table:style-name="ce72" table:formula="of:=IF([.E16]=0;&quot;&quot;;1)">
            <text:p/>
          </table:table-cell>
          <table:table-cell table:number-columns-repeated="55"/>
        </table:table-row>
        <table:table-row table:style-name="ro15">
          <table:table-cell table:style-name="ce15" table:formula="of:=[$'Diagnostic flash'.A11]" office:value-type="string" office:string-value="10 [a11é]" calcext:value-type="string">
            <text:p>10 [a11é]</text:p>
          </table:table-cell>
          <table:table-cell table:style-name="ce15" table:formula="of:=[$'Diagnostic flash'.B11]" office:value-type="string" office:string-value="La langue principal du site est bien définie" calcext:value-type="string">
            <text:p>La langue principal du site est bien définie</text:p>
          </table:table-cell>
          <table:table-cell table:style-name="ce15" table:formula="of:=[$'Diagnostic flash'.C11]"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1]"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1]" office:value-type="float" office:value="0" calcext:value-type="float">
            <text:p>0</text:p>
          </table:table-cell>
          <table:table-cell table:style-name="ce19" table:formula="of:=IF(ISBLANK([.E11]);&quot;&quot;;IF([.E11]=&quot;🤩&quot;;1;IF([.E11]=&quot;🤔&quot;;0.5;IF([.E11]=&quot;😤&quot;;0;&quot;&quot;))))">
            <text:p/>
          </table:table-cell>
          <table:table-cell table:style-name="ce51" table:formula="of:=[.F17]">
            <text:p/>
          </table:table-cell>
          <table:table-cell table:style-name="ce72" table:formula="of:=IF([.E11]=0;&quot;&quot;;1)">
            <text:p/>
          </table:table-cell>
          <table:table-cell table:style-name="ce72" table:formula="of:=IF([.E17]=0;&quot;&quot;;1)">
            <text:p/>
          </table:table-cell>
          <table:table-cell table:number-columns-repeated="55"/>
        </table:table-row>
        <table:table-row table:style-name="ro15">
          <table:table-cell table:style-name="ce15" table:formula="of:=[$'Diagnostic flash'.A12]" office:value-type="float" office:value="11" calcext:value-type="float">
            <text:p>11</text:p>
          </table:table-cell>
          <table:table-cell table:style-name="ce15" table:formula="of:=[$'Diagnostic flash'.B12]" office:value-type="string" office:string-value="Les textes sont simples et compréhensibles" calcext:value-type="string">
            <text:p>Les textes sont simples et compréhensibles</text:p>
          </table:table-cell>
          <table:table-cell table:style-name="ce15" table:formula="of:=[$'Diagnostic flash'.C12]"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2]"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t-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t-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2]" office:value-type="float" office:value="0" calcext:value-type="float">
            <text:p>0</text:p>
          </table:table-cell>
          <table:table-cell table:style-name="ce15" table:formula="of:=IF(ISBLANK([.E12]);&quot;&quot;;IF([.E12]=&quot;🤩&quot;;1;IF([.E12]=&quot;🤔&quot;;0.5;IF([.E12]=&quot;😤&quot;;0;&quot;&quot;))))">
            <text:p/>
          </table:table-cell>
          <table:table-cell table:style-name="ce51" table:formula="of:=[.F18]">
            <text:p/>
          </table:table-cell>
          <table:table-cell table:style-name="ce72" table:formula="of:=IF([.E12]=0;&quot;&quot;;1)">
            <text:p/>
          </table:table-cell>
          <table:table-cell table:style-name="ce72" table:formula="of:=IF([.E18]=0;&quot;&quot;;1)">
            <text:p/>
          </table:table-cell>
          <table:table-cell table:number-columns-repeated="55"/>
        </table:table-row>
        <table:table-row table:style-name="ro15">
          <table:table-cell table:style-name="ce15" table:formula="of:=[$'Diagnostic flash'.A13]" office:value-type="string" office:string-value="12 [a11é]" calcext:value-type="string">
            <text:p>12 [a11é]</text:p>
          </table:table-cell>
          <table:table-cell table:style-name="ce15" table:formula="of:=[$'Diagnostic flash'.B13]"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3]"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3]" office:value-type="string" office:string-value="Sur l’échantillon, contrôler que le contenu reste clair lorsque la taille de caractères est portée à 200% de la taille par défaut dans le navigateur.&#10;&#10;Pour effectuer ce test :&#10;&#10;Choisir d’abord dans le menu Affichage du navigateur l’item Zoom texte seulement.&#10;Augmenter la taille des caractères, en effectuant la combinaison de touches ctrl + + six fois."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15" table:formula="of:=[$'Diagnostic flash'.E13]" office:value-type="float" office:value="0" calcext:value-type="float">
            <text:p>0</text:p>
          </table:table-cell>
          <table:table-cell table:style-name="ce19" table:formula="of:=IF(ISBLANK([.E13]);&quot;&quot;;IF([.E13]=&quot;🤩&quot;;1;IF([.E13]=&quot;🤔&quot;;0.5;IF([.E13]=&quot;😤&quot;;0;&quot;&quot;))))">
            <text:p/>
          </table:table-cell>
          <table:table-cell table:style-name="ce53" table:formula="of:=[.F6]">
            <text:p/>
          </table:table-cell>
          <table:table-cell table:style-name="ce72" table:formula="of:=IF([.E13]=0;&quot;&quot;;1)">
            <text:p/>
          </table:table-cell>
          <table:table-cell table:style-name="ce72" table:formula="of:=IF([.E6]=0;&quot;&quot;;1)">
            <text:p/>
          </table:table-cell>
          <table:table-cell table:number-columns-repeated="55"/>
        </table:table-row>
        <table:table-row table:style-name="ro15">
          <table:table-cell table:style-name="ce15" table:formula="of:=[$'Diagnostic flash'.A14]" office:value-type="string" office:string-value="13 [a11é]" calcext:value-type="string">
            <text:p>13 [a11é]</text:p>
          </table:table-cell>
          <table:table-cell table:style-name="ce15" table:formula="of:=[$'Diagnostic flash'.B14]" office:value-type="string" office:string-value="Le titre de la page est unique et pertinent" calcext:value-type="string">
            <text:p>Le titre de la page est unique et pertinent</text:p>
          </table:table-cell>
          <table:table-cell table:style-name="ce15" table:formula="of:=[$'Diagnostic flash'.C14]" office:value-type="string" office:string-value="Le titre de la page s’affiche dans l’onglet du navigateur.&#10;&#10;Il permet l’identification des contenus de la page dans l’onglet, dans les favoris,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15" table:formula="of:=[$'Diagnostic flash'.D14]"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4]" office:value-type="float" office:value="0" calcext:value-type="float">
            <text:p>0</text:p>
          </table:table-cell>
          <table:table-cell table:style-name="ce19" table:formula="of:=IF(ISBLANK([.E14]);&quot;&quot;;IF([.E14]=&quot;🤩&quot;;1;IF([.E14]=&quot;🤔&quot;;0.5;IF([.E14]=&quot;😤&quot;;0;&quot;&quot;))))">
            <text:p/>
          </table:table-cell>
          <table:table-cell table:style-name="ce54" table:formula="of:=[.F27]">
            <text:p/>
          </table:table-cell>
          <table:table-cell table:style-name="ce72" table:formula="of:=IF([.E14]=0;&quot;&quot;;1)">
            <text:p/>
          </table:table-cell>
          <table:table-cell table:style-name="ce72" table:formula="of:=IF([.E27]=0;&quot;&quot;;1)">
            <text:p/>
          </table:table-cell>
          <table:table-cell table:number-columns-repeated="55"/>
        </table:table-row>
        <table:table-row table:style-name="ro15">
          <table:table-cell table:style-name="ce15" table:formula="of:=[$'Diagnostic flash'.A15]" office:value-type="float" office:value="14" calcext:value-type="float">
            <text:p>14</text:p>
          </table:table-cell>
          <table:table-cell table:style-name="ce15" table:formula="of:=[$'Diagnostic flash'.B15]" office:value-type="string" office:string-value="La charte graphique tient compte de la Marque de l’État&#10;" calcext:value-type="string">
            <text:p>La charte graphique tient compte de la Marque de l’État</text:p>
            <text:p/>
          </table:table-cell>
          <table:table-cell table:style-name="ce15" table:formula="of:=[$'Diagnostic flash'.C15]"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15]"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15]" office:value-type="float" office:value="0" calcext:value-type="float">
            <text:p>0</text:p>
          </table:table-cell>
          <table:table-cell table:style-name="ce15" table:formula="of:=IF(ISBLANK([.E15]);&quot;&quot;;IF([.E15]=&quot;🤩&quot;;1;IF([.E15]=&quot;🤔&quot;;0.5;IF([.E15]=&quot;😤&quot;;0;&quot;&quot;))))">
            <text:p/>
          </table:table-cell>
          <table:table-cell table:style-name="ce54"/>
          <table:table-cell table:style-name="ce72" table:formula="of:=IF([.E15]=0;&quot;&quot;;1)">
            <text:p/>
          </table:table-cell>
          <table:table-cell table:number-columns-repeated="56"/>
        </table:table-row>
        <table:table-row table:style-name="ro15">
          <table:table-cell table:style-name="ce15" table:formula="of:=[$'Diagnostic flash'.A16]" office:value-type="string" office:string-value="15 [a11é]" calcext:value-type="string">
            <text:p>15 [a11é]</text:p>
          </table:table-cell>
          <table:table-cell table:style-name="ce15" table:formula="of:=[$'Diagnostic flash'.B16]"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16]" office:value-type="string" office:string-value="Afin de permettre une bonne lisibilité des contenus et de limiter la charge mentale lors de la consultation, le ratio de contraste entre le texte - y compris du texte sous forme d’image - et son arrière 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 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16]" office:value-type="string" office:string-value="Sur l’échantillon, contrôler que les contrastes sont respecté à l’aide, par exemple, de l’extension de navigateur Contrast Checker (symbolisée par une roue multicolore) :&#10;&#10;- Extension pour Chrome &#10;- Extension pour Firefox&#10;- Extension pour Edge" calcext:value-type="string">
            <text:p>Sur l’échantillon, contrôler que les contrastes sont respecté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16]" office:value-type="float" office:value="0" calcext:value-type="float">
            <text:p>0</text:p>
          </table:table-cell>
          <table:table-cell table:style-name="ce19" table:formula="of:=IF(ISBLANK([.E16]);&quot;&quot;;IF([.E16]=&quot;🤩&quot;;1;IF([.E16]=&quot;🤔&quot;;0.5;IF([.E16]=&quot;😤&quot;;0;&quot;&quot;))))">
            <text:p/>
          </table:table-cell>
          <table:table-cell table:style-name="ce53"/>
          <table:table-cell table:style-name="ce72" table:formula="of:=IF([.E16]=0;&quot;&quot;;1)">
            <text:p/>
          </table:table-cell>
          <table:table-cell table:number-columns-repeated="56"/>
        </table:table-row>
        <table:table-row table:style-name="ro15">
          <table:table-cell table:style-name="ce15" table:formula="of:=[$'Diagnostic flash'.A17]" office:value-type="string" office:string-value="16 [a11é]" calcext:value-type="string">
            <text:p>16 [a11é]</text:p>
          </table:table-cell>
          <table:table-cell table:style-name="ce15" table:formula="of:=[$'Diagnostic flash'.B17]" office:value-type="string" office:string-value="La hiérarchie des titres est complète et cohérente" calcext:value-type="string">
            <text:p>La hiérarchie des titres est complète et cohérente</text:p>
          </table:table-cell>
          <table:table-cell table:style-name="ce15" table:formula="of:=[$'Diagnostic flash'.C17]"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17]" office:value-type="string" office:string-value="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17]" office:value-type="float" office:value="0" calcext:value-type="float">
            <text:p>0</text:p>
          </table:table-cell>
          <table:table-cell table:style-name="ce19" table:formula="of:=IF(ISBLANK([.E17]);&quot;&quot;;IF([.E17]=&quot;🤩&quot;;1;IF([.E17]=&quot;🤔&quot;;0.5;IF([.E17]=&quot;😤&quot;;0;&quot;&quot;))))">
            <text:p/>
          </table:table-cell>
          <table:table-cell table:style-name="ce54"/>
          <table:table-cell table:style-name="ce72" table:formula="of:=IF([.E17]=0;&quot;&quot;;1)">
            <text:p/>
          </table:table-cell>
          <table:table-cell table:number-columns-repeated="56"/>
        </table:table-row>
        <table:table-row table:style-name="ro15">
          <table:table-cell table:style-name="ce15" table:formula="of:=[$'Diagnostic flash'.A18]" office:value-type="string" office:string-value="17 [a11é]" calcext:value-type="string">
            <text:p>17 [a11é]</text:p>
          </table:table-cell>
          <table:table-cell table:style-name="ce15" table:formula="of:=[$'Diagnostic flash'.B18]"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18]" office:value-type="string" office:string-value="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18]"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18]" office:value-type="float" office:value="0" calcext:value-type="float">
            <text:p>0</text:p>
          </table:table-cell>
          <table:table-cell table:style-name="ce19" table:formula="of:=IF(ISBLANK([.E18]);&quot;&quot;;IF([.E18]=&quot;🤩&quot;;1;IF([.E18]=&quot;🤔&quot;;0.5;IF([.E18]=&quot;😤&quot;;0;&quot;&quot;))))">
            <text:p/>
          </table:table-cell>
          <table:table-cell table:style-name="ce53"/>
          <table:table-cell table:style-name="ce72" table:formula="of:=IF([.E18]=0;&quot;&quot;;1)">
            <text:p/>
          </table:table-cell>
          <table:table-cell table:number-columns-repeated="56"/>
        </table:table-row>
        <table:table-row table:style-name="ro15">
          <table:table-cell table:style-name="ce15" table:formula="of:=[$'Diagnostic flash'.A19]" office:value-type="float" office:value="18" calcext:value-type="float">
            <text:p>18</text:p>
          </table:table-cell>
          <table:table-cell table:style-name="ce15" table:formula="of:=[$'Diagnostic flash'.B19]" office:value-type="string" office:string-value="Le soulignement est réservé aux liens" calcext:value-type="string">
            <text:p>Le soulignement est réservé aux liens</text:p>
          </table:table-cell>
          <table:table-cell table:style-name="ce15" table:formula="of:=[$'Diagnostic flash'.C19]"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19]"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19]" office:value-type="float" office:value="0" calcext:value-type="float">
            <text:p>0</text:p>
          </table:table-cell>
          <table:table-cell table:style-name="ce15" table:formula="of:=IF(ISBLANK([.E19]);&quot;&quot;;IF([.E19]=&quot;🤩&quot;;1;IF([.E19]=&quot;🤔&quot;;0.5;IF([.E19]=&quot;😤&quot;;0;&quot;&quot;))))">
            <text:p/>
          </table:table-cell>
          <table:table-cell table:style-name="ce54"/>
          <table:table-cell table:style-name="ce72" table:formula="of:=IF([.E19]=0;&quot;&quot;;1)">
            <text:p/>
          </table:table-cell>
          <table:table-cell table:number-columns-repeated="56"/>
        </table:table-row>
        <table:table-row table:style-name="ro15">
          <table:table-cell table:style-name="ce15" table:formula="of:=[$'Diagnostic flash'.A20]" office:value-type="float" office:value="19" calcext:value-type="float">
            <text:p>19</text:p>
          </table:table-cell>
          <table:table-cell table:style-name="ce15" table:formula="of:=[$'Diagnostic flash'.B20]"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0]"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0]"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0]" office:value-type="float" office:value="0" calcext:value-type="float">
            <text:p>0</text:p>
          </table:table-cell>
          <table:table-cell table:style-name="ce15" table:formula="of:=IF(ISBLANK([.E20]);&quot;&quot;;IF([.E20]=&quot;🤩&quot;;1;IF([.E20]=&quot;🤔&quot;;0.5;IF([.E20]=&quot;😤&quot;;0;&quot;&quot;))))">
            <text:p/>
          </table:table-cell>
          <table:table-cell table:style-name="ce53"/>
          <table:table-cell table:style-name="ce72" table:formula="of:=IF([.E20]=0;&quot;&quot;;1)">
            <text:p/>
          </table:table-cell>
          <table:table-cell table:number-columns-repeated="56"/>
        </table:table-row>
        <table:table-row table:style-name="ro15">
          <table:table-cell table:style-name="ce15" table:formula="of:=[$'Diagnostic flash'.A21]" office:value-type="float" office:value="20" calcext:value-type="float">
            <text:p>20</text:p>
          </table:table-cell>
          <table:table-cell table:style-name="ce15" table:formula="of:=[$'Diagnostic flash'.B21]"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1]"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1]"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1]" office:value-type="float" office:value="0" calcext:value-type="float">
            <text:p>0</text:p>
          </table:table-cell>
          <table:table-cell table:style-name="ce15" table:formula="of:=IF(ISBLANK([.E21]);&quot;&quot;;IF([.E21]=&quot;🤩&quot;;1;IF([.E21]=&quot;🤔&quot;;0.5;IF([.E21]=&quot;😤&quot;;0;&quot;&quot;))))">
            <text:p/>
          </table:table-cell>
          <table:table-cell/>
          <table:table-cell table:style-name="ce72" table:formula="of:=IF([.E21]=0;&quot;&quot;;1)">
            <text:p/>
          </table:table-cell>
          <table:table-cell table:number-columns-repeated="56"/>
        </table:table-row>
        <table:table-row table:style-name="ro15">
          <table:table-cell table:style-name="ce15" table:formula="of:=[$'Diagnostic flash'.A22]" office:value-type="float" office:value="21" calcext:value-type="float">
            <text:p>21</text:p>
          </table:table-cell>
          <table:table-cell table:style-name="ce15" table:formula="of:=[$'Diagnostic flash'.B22]"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2]"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2]"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2]" office:value-type="float" office:value="0" calcext:value-type="float">
            <text:p>0</text:p>
          </table:table-cell>
          <table:table-cell table:style-name="ce15" table:formula="of:=IF(ISBLANK([.E22]);&quot;&quot;;IF([.E22]=&quot;🤩&quot;;1;IF([.E22]=&quot;🤔&quot;;0.5;IF([.E22]=&quot;😤&quot;;0;&quot;&quot;))))">
            <text:p/>
          </table:table-cell>
          <table:table-cell/>
          <table:table-cell table:style-name="ce72" table:formula="of:=IF([.E22]=0;&quot;&quot;;1)">
            <text:p/>
          </table:table-cell>
          <table:table-cell table:number-columns-repeated="56"/>
        </table:table-row>
        <table:table-row table:style-name="ro15">
          <table:table-cell table:style-name="ce15" table:formula="of:=[$'Diagnostic flash'.A23]" office:value-type="float" office:value="22" calcext:value-type="float">
            <text:p>22</text:p>
          </table:table-cell>
          <table:table-cell table:style-name="ce15" table:formula="of:=[$'Diagnostic flash'.B23]" office:value-type="string" office:string-value="La démarche en ligne est référencée sur service-public.fr" calcext:value-type="string">
            <text:p>La démarche en ligne est référencée sur service-public.fr</text:p>
          </table:table-cell>
          <table:table-cell table:style-name="ce15" table:formula="of:=[$'Diagnostic flash'.C23]"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3]"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3]" office:value-type="float" office:value="0" calcext:value-type="float">
            <text:p>0</text:p>
          </table:table-cell>
          <table:table-cell table:style-name="ce15" table:formula="of:=IF(ISBLANK([.E23]);&quot;&quot;;IF([.E23]=&quot;🤩&quot;;1;IF([.E23]=&quot;🤔&quot;;0.5;IF([.E23]=&quot;😤&quot;;0;&quot;&quot;))))">
            <text:p/>
          </table:table-cell>
          <table:table-cell/>
          <table:table-cell table:style-name="ce72" table:formula="of:=IF([.E23]=0;&quot;&quot;;1)">
            <text:p/>
          </table:table-cell>
          <table:table-cell table:number-columns-repeated="56"/>
        </table:table-row>
        <table:table-row table:style-name="ro15">
          <table:table-cell table:style-name="ce15" table:formula="of:=[$'Diagnostic flash'.A24]" office:value-type="float" office:value="23" calcext:value-type="float">
            <text:p>23</text:p>
          </table:table-cell>
          <table:table-cell table:style-name="ce15" table:formula="of:=[$'Diagnostic flash'.B24]" office:value-type="string" office:string-value="Le site est bien référencé par les moteurs de recherche" calcext:value-type="string">
            <text:p>Le site est bien référencé par les moteurs de recherche</text:p>
          </table:table-cell>
          <table:table-cell table:style-name="ce15" table:formula="of:=[$'Diagnostic flash'.C24]"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4]" office:value-type="string" office:string-value="Contrôler que les principaux moteurs (Google, Bing, Qwant) restituent bien le site dans les résultats lorsque l’on recherche le service (ie.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ie.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4]" office:value-type="float" office:value="0" calcext:value-type="float">
            <text:p>0</text:p>
          </table:table-cell>
          <table:table-cell table:style-name="ce15" table:formula="of:=IF(ISBLANK([.E24]);&quot;&quot;;IF([.E24]=&quot;🤩&quot;;1;IF([.E24]=&quot;🤔&quot;;0.5;IF([.E24]=&quot;😤&quot;;0;&quot;&quot;))))">
            <text:p/>
          </table:table-cell>
          <table:table-cell/>
          <table:table-cell table:style-name="ce72" table:formula="of:=IF([.E24]=0;&quot;&quot;;1)">
            <text:p/>
          </table:table-cell>
          <table:table-cell table:number-columns-repeated="56"/>
        </table:table-row>
        <table:table-row table:style-name="ro15">
          <table:table-cell table:style-name="ce15" table:formula="of:=[$'Diagnostic flash'.A25]" office:value-type="float" office:value="24" calcext:value-type="float">
            <text:p>24</text:p>
          </table:table-cell>
          <table:table-cell table:style-name="ce15" table:formula="of:=[$'Diagnostic flash'.B25]" office:value-type="string" office:string-value="Le pied de page présente l’ensemble des liens obligatoires" calcext:value-type="string">
            <text:p>Le pied de page présente l’ensemble des liens obligatoires</text:p>
          </table:table-cell>
          <table:table-cell table:style-name="ce15" table:formula="of:=[$'Diagnostic flash'.C25]"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25]"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25]" office:value-type="float" office:value="0" calcext:value-type="float">
            <text:p>0</text:p>
          </table:table-cell>
          <table:table-cell table:style-name="ce15" table:formula="of:=IF(ISBLANK([.E25]);&quot;&quot;;IF([.E25]=&quot;🤩&quot;;1;IF([.E25]=&quot;🤔&quot;;0.5;IF([.E25]=&quot;😤&quot;;0;&quot;&quot;))))">
            <text:p/>
          </table:table-cell>
          <table:table-cell/>
          <table:table-cell table:style-name="ce72" table:formula="of:=IF([.E25]=0;&quot;&quot;;1)">
            <text:p/>
          </table:table-cell>
          <table:table-cell table:number-columns-repeated="56"/>
        </table:table-row>
        <table:table-row table:style-name="ro15">
          <table:table-cell table:style-name="ce15" table:formula="of:=[$'Diagnostic flash'.A26]" office:value-type="float" office:value="25" calcext:value-type="float">
            <text:p>25</text:p>
          </table:table-cell>
          <table:table-cell table:style-name="ce15" table:formula="of:=[$'Diagnostic flash'.B26]" office:value-type="string" office:string-value="Le site propose au moins deux moyens de contact différents" calcext:value-type="string">
            <text:p>Le site propose au moins deux moyens de contact différents</text:p>
          </table:table-cell>
          <table:table-cell table:style-name="ce15" table:formula="of:=[$'Diagnostic flash'.C26]"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26]"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26]" office:value-type="float" office:value="0" calcext:value-type="float">
            <text:p>0</text:p>
          </table:table-cell>
          <table:table-cell table:style-name="ce15" table:formula="of:=IF(ISBLANK([.E26]);&quot;&quot;;IF([.E26]=&quot;🤩&quot;;1;IF([.E26]=&quot;🤔&quot;;0.5;IF([.E26]=&quot;😤&quot;;0;&quot;&quot;))))">
            <text:p/>
          </table:table-cell>
          <table:table-cell/>
          <table:table-cell table:style-name="ce72" table:formula="of:=IF([.E26]=0;&quot;&quot;;1)">
            <text:p/>
          </table:table-cell>
          <table:table-cell table:number-columns-repeated="56"/>
        </table:table-row>
        <table:table-row table:style-name="ro15">
          <table:table-cell table:style-name="ce15" table:formula="of:=[$'Diagnostic flash'.A27]" office:value-type="string" office:string-value="26 [a11é]" calcext:value-type="string">
            <text:p>26 [a11é]</text:p>
          </table:table-cell>
          <table:table-cell table:style-name="ce15" table:formula="of:=[$'Diagnostic flash'.B27]"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27]"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27]"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27]" office:value-type="float" office:value="0" calcext:value-type="float">
            <text:p>0</text:p>
          </table:table-cell>
          <table:table-cell table:style-name="ce15" table:formula="of:=IF(ISBLANK([.E27]);&quot;&quot;;IF([.E27]=&quot;🤩&quot;;1;IF([.E27]=&quot;🤔&quot;;0.5;IF([.E27]=&quot;😤&quot;;0;&quot;&quot;))))">
            <text:p/>
          </table:table-cell>
          <table:table-cell/>
          <table:table-cell table:style-name="ce72" table:formula="of:=IF([.E27]=0;&quot;&quot;;1)">
            <text:p/>
          </table:table-cell>
          <table:table-cell table:number-columns-repeated="56"/>
        </table:table-row>
        <table:table-row table:style-name="ro14">
          <table:table-cell table:number-columns-repeated="3"/>
          <table:table-cell table:style-name="ce15" office:value-type="string" calcext:value-type="string">
            <text:p>nb de cellules vides</text:p>
          </table:table-cell>
          <table:table-cell table:style-name="ce15" table:formula="of:=COUNTBLANK([.H2:.H27])" office:value-type="float" office:value="26" calcext:value-type="float">
            <text:p>26</text:p>
          </table:table-cell>
          <table:table-cell table:style-name="ce15" table:formula="of:=COUNTBLANK([.F2:.F27])" office:value-type="float" office:value="26" calcext:value-type="float">
            <text:p>26</text:p>
          </table:table-cell>
          <table:table-cell table:style-name="ce15" table:formula="of:=COUNTBLANK([.G2:.G14])" office:value-type="float" office:value="13" calcext:value-type="float">
            <text:p>13</text:p>
          </table:table-cell>
          <table:table-cell table:number-columns-repeated="57"/>
        </table:table-row>
        <table:table-row table:style-name="ro14">
          <table:table-cell table:number-columns-repeated="5"/>
          <table:table-cell table:style-name="ce15" table:formula="of:=SUM([.F2:.F27])/(26-[.F28])" office:value-type="string" office:string-value="" calcext:value-type="error">
            <text:p>#DIV/0 !</text:p>
          </table:table-cell>
          <table:table-cell table:style-name="ce15" table:formula="of:=SUM([.G2:.G14])/(13-[.G28])" office:value-type="string" office:string-value="" calcext:value-type="error">
            <text:p>#DIV/0 !</text:p>
          </table:table-cell>
          <table:table-cell table:number-columns-repeated="57"/>
        </table:table-row>
        <table:table-row table:style-name="ro14">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Il faut finir le diag pour que le résultat s'affiche... 🙄" calcext:value-type="string">
            <text:p>Il faut finir le diag pour que le résultat s'affiche... 🙄</text:p>
          </table:table-cell>
          <table:table-cell table:style-name="ce15" table:formula="of:=IF([.E28]=0;CONCATENATE(ROUND(20*[.G29];1);&quot;/20&quot;);&quot;&quot;)">
            <text:p/>
          </table:table-cell>
          <table:table-cell table:number-columns-repeated="57"/>
        </table:table-row>
        <table:table-row table:style-name="ro4" table:number-rows-repeated="1048542">
          <table:table-cell table:number-columns-repeated="64"/>
        </table:table-row>
        <table:table-row table:style-name="ro5" table:number-rows-repeated="3">
          <table:table-cell table:number-columns-repeated="64"/>
        </table:table-row>
        <table:table-row table:style-name="ro5">
          <table:table-cell table:number-columns-repeated="64"/>
        </table:table-row>
      </table:table>
      <table:named-expressions/>
      <table:database-ranges>
        <table:database-range table:name="Table_1" table:target-range-address="'Diagnostic flash'.A1:'Diagnostic flash'.E2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4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4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4P2" style:volatile="true" number:language="en" number:country="US">
      <loext:text> </loext:text>
      <loext:fill-character> </loext: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8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8P2" style:volatile="true" number:language="en" number:country="US">
      <number:currency-symbol/>
      <loext:fill-character> </loext: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6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6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Result2" style:family="table-cell" style:parent-style-name="Result" style:data-style-name="N107">
      <style:text-properties fo:font-weight="bold"/>
    </style:style>
    <style:style style:name="Heading1" style:family="table-cell" style:parent-style-name="Heading">
      <style:text-properties fo:font-size="10pt"/>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35mm" fo:padding-left="3.35mm" fo:padding-right="0.35mm" fo:padding-top="0.35m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35mm" style:vertical-align="automatic"/>
      <style:paragraph-properties fo:text-align="center" fo:margin-left="0m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0">00/00/0000</text:date>, <text:time style:data-style-name="N2" text:time-value="16:57:26.306000000">00:00:00</text:time></text:p>
        </style:region-right>
      </style:header>
      <style:header-left style:display="false"/>
      <style:footer>
        <text:p>Page <text:page-number>1</text:page-number> /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date>2021-03-10T17:04:09.314000000</dc:date>
    <meta:editing-duration>PT4H22M31S</meta:editing-duration>
    <meta:editing-cycles>14</meta:editing-cycles>
    <meta:document-statistic meta:table-count="3" meta:cell-count="339" meta:object-count="0"/>
  </office:meta>
</office:document-meta>
</file>